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312b2" officeooo:paragraph-rsid="000312b2"/>
    </style:style>
    <style:style style:name="P2" style:family="paragraph" style:parent-style-name="Standard">
      <style:paragraph-properties fo:line-height="130%" fo:text-align="center" style:justify-single-word="false"/>
      <style:text-properties style:font-name="Liberation Serif" officeooo:rsid="000312b2" officeooo:paragraph-rsid="000312b2"/>
    </style:style>
    <style:style style:name="P3" style:family="paragraph" style:parent-style-name="Standard">
      <style:paragraph-properties fo:line-height="130%" fo:text-align="justify" style:justify-single-word="false"/>
      <style:text-properties style:font-name="Liberation Serif" officeooo:rsid="000312b2" officeooo:paragraph-rsid="000312b2"/>
    </style:style>
    <style:style style:name="P4" style:family="paragraph" style:parent-style-name="Standard" style:list-style-name="L1">
      <style:paragraph-properties fo:line-height="130%" fo:text-align="justify" style:justify-single-word="false"/>
      <style:text-properties style:font-name="Liberation Serif" officeooo:rsid="000731ae" officeooo:paragraph-rsid="000731ae"/>
    </style:style>
    <style:style style:name="P5" style:family="paragraph" style:parent-style-name="Standard" style:list-style-name="L1">
      <style:paragraph-properties fo:line-height="130%" fo:text-align="justify" style:justify-single-word="false"/>
      <style:text-properties style:font-name="Liberation Serif" officeooo:rsid="0007e724" officeooo:paragraph-rsid="0007e724"/>
    </style:style>
    <style:style style:name="T1" style:family="text">
      <style:text-properties fo:color="#000000" fo:font-size="12pt" fo:language="none" fo:country="none" officeooo:rsid="000731ae" style:font-size-asian="12pt" style:font-name-complex="Times New Roman" style:font-size-complex="12pt"/>
    </style:style>
    <style:style style:name="T2" style:family="text">
      <style:text-properties officeooo:rsid="0003e731"/>
    </style:style>
    <style:style style:name="T3" style:family="text">
      <style:text-properties officeooo:rsid="000731a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рактическая работа № <text:span text:style-name="T3">2</text:span></text:p>
      <text:p text:style-name="P2">“<text:span text:style-name="T1">Составление диаграммы классов</text:span>”</text:p>
      <text:p text:style-name="P2"/>
      <text:p text:style-name="P3"><text:tab/><text:span text:style-name="T3">Используя результаты практической работы № 1, составить диаграмму классов выбранной предметной области с использованием UML‑диаграмм. В диаграмме отразить следующие моменты</text:span>:</text:p>
      <text:list xml:id="list3347823734773036301" text:style-name="L1">
        <text:list-item>
          <text:p text:style-name="P4">Классы, включая список полей и методов </text:p>
        </text:list-item>
        <text:list-item>
          <text:p text:style-name="P5">Иерархия классов</text:p>
        </text:list-item>
        <text:list-item>
          <text:p text:style-name="P5">Композиция и агрегация классов</text:p>
        </text:list-item>
        <text:list-item>
          <text:p text:style-name="P5">Ассоциации и зависимости между классами</text:p>
        </text:list-item>
      </text:list>
      <text:p text:style-name="P3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21:02:35.159391824</meta:creation-date>
    <dc:date>2019-09-24T21:01:56.382278245</dc:date>
    <meta:editing-duration>PT25M8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48" meta:character-count="361" meta:non-whitespace-character-count="321"/>
  </office:meta>
</office:document-meta>
</file>